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0220000006EC7251DCA3889C506.png" manifest:media-type="image/png"/>
  <manifest:file-entry manifest:full-path="Pictures/10000201000000100000011D976D7EC60A345ACA.png" manifest:media-type="image/png"/>
  <manifest:file-entry manifest:full-path="Pictures/10000201000000110000011F72FF44271B82C0A1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Unicode" svg:font-family="'Lucida Sans Unicode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2" style:family="graphic" style:parent-style-name="standard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3" style:family="graphic" style:parent-style-name="Object_20_with_20_no_20_fill_20_and_20_no_20_line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00b8ff" draw:opacity="100%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draw:image-opacity="100%" style:mirror="none"/>
    </style:style>
    <style:style style:name="gr4" style:family="graphic" style:parent-style-name="standard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fo:min-height="0.38cm" fo:padding-top="0cm" fo:padding-bottom="0cm" fo:padding-left="0cm" fo:padding-right="0cm" draw:shadow="hidden" draw:shadow-offset-x="0.3cm" draw:shadow-offset-y="0.3cm" draw:shadow-color="#808080"/>
    </style:style>
    <style:style style:name="gr5" style:family="graphic" style:parent-style-name="standard">
      <style:graphic-properties draw:stroke="none" svg:stroke-width="0.019cm" svg:stroke-color="#000000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P1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2" style:family="paragraph">
      <loext:graphic-properties draw:fill="none" draw:fill-color="#00b8ff" draw:opacity="100%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S Gothic" style:font-size-asian="9pt" style:font-style-asian="normal" style:font-weight-asian="normal" style:font-name-complex="Tahoma" style:font-size-complex="9pt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S Gothic" style:font-size-asian="9pt" style:font-style-asian="normal" style:font-weight-asian="normal" style:font-name-complex="Tahoma" style:font-size-complex="9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ellipse draw:style-name="gr1" draw:text-style-name="P1" draw:layer="layout" svg:width="4.742cm" svg:height="4.749cm" draw:transform="rotate (-1.5707963267949) translate (13.204cm 13.334cm)" draw:kind="arc" draw:start-angle="102.95" draw:end-angle="125.9">
          <text:p/>
        </draw:ellipse>
        <draw:ellipse draw:style-name="gr1" draw:text-style-name="P1" draw:layer="layout" svg:width="4.733cm" svg:height="4.742cm" draw:transform="rotate (-1.5707963267949) translate (13.204cm 11.371cm)" draw:kind="arc" draw:start-angle="55.21" draw:end-angle="73.95">
          <text:p/>
        </draw:ellipse>
        <draw:g>
          <draw:line draw:style-name="gr2" draw:text-style-name="P1" draw:layer="layout" svg:x1="10.773cm" svg:y1="15.528cm" svg:x2="10.763cm" svg:y2="13.92cm">
            <text:p/>
          </draw:line>
          <draw:line draw:style-name="gr2" draw:text-style-name="P1" draw:layer="layout" svg:x1="10.776cm" svg:y1="15.523cm" svg:x2="8.539cm" svg:y2="14.712cm">
            <text:p/>
          </draw:line>
          <draw:line draw:style-name="gr2" draw:text-style-name="P1" draw:layer="layout" svg:x1="8.539cm" svg:y1="14.714cm" svg:x2="10.772cm" svg:y2="13.92cm">
            <text:p/>
          </draw:line>
          <draw:ellipse draw:style-name="gr2" draw:text-style-name="P1" draw:layer="layout" svg:width="4.742cm" svg:height="4.749cm" draw:transform="rotate (1.5707963267949) translate (8.323cm 18.074cm)" draw:kind="arc" draw:start-angle="54.09" draw:end-angle="77.04">
            <text:p/>
          </draw:ellipse>
          <draw:ellipse draw:style-name="gr2" draw:text-style-name="P1" draw:layer="layout" svg:width="4.733cm" svg:height="4.74cm" draw:transform="rotate (1.5707963267949) translate (8.323cm 16.102cm)" draw:kind="arc" draw:start-angle="106.01" draw:end-angle="124.76">
            <text:p/>
          </draw:ellipse>
          <draw:g>
            <draw:frame draw:style-name="gr3" draw:text-style-name="P2" draw:layer="layout" svg:width="0.121cm" svg:height="2.026cm" draw:transform="rotate (-2.24100275956072) translate (10.23cm 15.878cm)">
              <draw:image xlink:href="Pictures/10000201000000110000011F72FF44271B82C0A1.png" xlink:type="simple" xlink:show="embed" xlink:actuate="onLoad">
                <text:p/>
              </draw:image>
            </draw:frame>
            <draw:frame draw:style-name="gr3" draw:text-style-name="P2" draw:layer="layout" svg:width="0.115cm" svg:height="2.013cm" draw:transform="rotate (2.90789306674775) translate (10.299cm 15.908cm)">
              <draw:image xlink:href="Pictures/10000201000000100000011D976D7EC60A345ACA.png" xlink:type="simple" xlink:show="embed" xlink:actuate="onLoad">
                <text:p/>
              </draw:image>
            </draw:frame>
            <draw:frame draw:style-name="gr3" draw:text-style-name="P2" draw:layer="layout" svg:width="0.241cm" svg:height="0.779cm" draw:transform="rotate (-2.82690978945522) translate (10.477cm 16.33cm)">
              <draw:image xlink:href="Pictures/10000201000000220000006EC7251DCA3889C506.png" xlink:type="simple" xlink:show="embed" xlink:actuate="onLoad">
                <text:p/>
              </draw:image>
            </draw:frame>
          </draw:g>
          <draw:frame draw:style-name="gr4" draw:text-style-name="P4" draw:layer="layout" svg:width="0.234cm" svg:height="0.38cm" svg:x="8.226cm" svg:y="14.541cm">
            <draw:text-box>
              <text:p text:style-name="P3"><text:span text:style-name="T1">A</text:span></text:p>
            </draw:text-box>
          </draw:frame>
          <draw:frame draw:style-name="gr4" draw:text-style-name="P4" draw:layer="layout" svg:width="0.234cm" svg:height="0.38cm" svg:x="10.676cm" svg:y="13.513cm">
            <draw:text-box>
              <text:p text:style-name="P3"><text:span text:style-name="T1">B</text:span></text:p>
            </draw:text-box>
          </draw:frame>
          <draw:frame draw:style-name="gr4" draw:text-style-name="P4" draw:layer="layout" svg:width="0.234cm" svg:height="0.38cm" svg:x="10.658cm" svg:y="15.583cm">
            <draw:text-box>
              <text:p text:style-name="P3"><text:span text:style-name="T1">D</text:span></text:p>
            </draw:text-box>
          </draw:frame>
          <draw:frame draw:style-name="gr4" draw:text-style-name="P4" draw:layer="layout" svg:width="0.847cm" svg:height="0.38cm" draw:transform="rotate (0.337546677335703) translate (9.186cm 14.042cm)">
            <draw:text-box>
              <text:p text:style-name="P3"><text:span text:style-name="T1">6 cm</text:span></text:p>
            </draw:text-box>
          </draw:frame>
          <draw:frame draw:style-name="gr4" draw:text-style-name="P4" draw:layer="layout" svg:width="0.847cm" svg:height="0.38cm" draw:transform="rotate (-0.348716784548468) translate (9.577cm 14.654cm)">
            <draw:text-box>
              <text:p text:style-name="P3"><text:span text:style-name="T1">6 cm</text:span></text:p>
            </draw:text-box>
          </draw:frame>
        </draw:g>
        <draw:line draw:style-name="gr1" draw:text-style-name="P1" draw:layer="layout" svg:x1="10.769cm" svg:y1="13.92cm" svg:x2="13.002cm" svg:y2="14.714cm">
          <text:p/>
        </draw:line>
        <draw:line draw:style-name="gr5" draw:text-style-name="P1" draw:layer="layout" svg:x1="10.778cm" svg:y1="15.52cm" svg:x2="12.992cm" svg:y2="14.72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 Unicode" svg:font-family="'Lucida Sans Unicode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09T10:41:02.646004396</meta:creation-date>
    <dc:date>2018-03-09T10:49:49.863483394</dc:date>
    <meta:editing-duration>PT59S</meta:editing-duration>
    <meta:editing-cycles>2</meta:editing-cycles>
    <meta:generator>LibreOffice/6.0.0.3$MacOSX_X86_64 LibreOffice_project/64a0f66915f38c6217de274f0aa8e15618924765</meta:generator>
    <meta:document-statistic meta:object-count="19"/>
  </office:meta>
</office:document-meta>
</file>